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5.006cm"/>
    </style:style>
    <style:style style:name="Tableau1.B" style:family="table-column">
      <style:table-column-properties style:column-width="8.581cm"/>
    </style:style>
    <style:style style:name="Tableau1.C" style:family="table-column">
      <style:table-column-properties style:column-width="5.4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style="italic" fo:font-weight="bold" officeooo:rsid="0023a987" officeooo:paragraph-rsid="0023a987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Arial" officeooo:rsid="0023a987" officeooo:paragraph-rsid="0023a987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23a987" officeooo:paragraph-rsid="0023a987"/>
    </style:style>
    <style:style style:name="P4" style:family="paragraph" style:parent-style-name="Standard">
      <style:text-properties style:font-name="Arial" officeooo:rsid="001ccd33" officeooo:paragraph-rsid="001fe4d3"/>
    </style:style>
    <style:style style:name="P5" style:family="paragraph" style:parent-style-name="Standard">
      <style:text-properties style:font-name="Arial" officeooo:rsid="001ccd33" officeooo:paragraph-rsid="0021cee5"/>
    </style:style>
    <style:style style:name="P6" style:family="paragraph" style:parent-style-name="Standard">
      <style:text-properties style:font-name="Arial" officeooo:rsid="001ccd33" officeooo:paragraph-rsid="0022f2ff"/>
    </style:style>
    <style:style style:name="P7" style:family="paragraph" style:parent-style-name="Standard">
      <style:text-properties style:font-name="Arial" officeooo:rsid="001ccd33" officeooo:paragraph-rsid="0023a987"/>
    </style:style>
    <style:style style:name="P8" style:family="paragraph" style:parent-style-name="Standard">
      <style:text-properties style:font-name="Arial" officeooo:rsid="001ccd33" officeooo:paragraph-rsid="0029f82f"/>
    </style:style>
    <style:style style:name="P9" style:family="paragraph" style:parent-style-name="Standard">
      <style:text-properties style:font-name="Arial" officeooo:rsid="001ccd33" officeooo:paragraph-rsid="002be969"/>
    </style:style>
    <style:style style:name="P10" style:family="paragraph" style:parent-style-name="Standard">
      <style:text-properties style:font-name="Arial" fo:font-size="11pt" officeooo:rsid="001ccd33" officeooo:paragraph-rsid="0021cee5" style:font-size-asian="11pt" style:font-size-complex="11pt"/>
    </style:style>
    <style:style style:name="P11" style:family="paragraph" style:parent-style-name="Standard">
      <style:text-properties style:font-name="Arial" fo:font-size="11pt" officeooo:rsid="001ccd33" officeooo:paragraph-rsid="001fe4d3" style:font-size-asian="11pt" style:font-size-complex="11pt"/>
    </style:style>
    <style:style style:name="P12" style:family="paragraph" style:parent-style-name="Standard">
      <style:text-properties style:font-name="Arial" fo:font-size="11pt" officeooo:rsid="001ccd33" officeooo:paragraph-rsid="002be969" style:font-size-asian="11pt" style:font-size-complex="11pt"/>
    </style:style>
    <style:style style:name="P13" style:family="paragraph" style:parent-style-name="Standard">
      <style:text-properties style:font-name="Arial" fo:font-size="11pt" officeooo:rsid="00267a36" officeooo:paragraph-rsid="00267a36" style:font-size-asian="11pt" style:font-size-complex="11pt"/>
    </style:style>
    <style:style style:name="P14" style:family="paragraph" style:parent-style-name="Standard">
      <style:text-properties style:font-name="Arial" fo:font-size="11pt" officeooo:rsid="0028a155" officeooo:paragraph-rsid="0028a155" style:font-size-asian="11pt" style:font-size-complex="11pt"/>
    </style:style>
    <style:style style:name="P15" style:family="paragraph" style:parent-style-name="Standard">
      <style:text-properties style:font-name="Arial" fo:font-size="11pt" officeooo:rsid="00295629" officeooo:paragraph-rsid="00295629" style:font-size-asian="11pt" style:font-size-complex="11pt"/>
    </style:style>
    <style:style style:name="P16" style:family="paragraph" style:parent-style-name="Standard">
      <style:text-properties style:font-name="Arial" fo:font-size="11pt" officeooo:rsid="0029f82f" officeooo:paragraph-rsid="0029f82f" style:font-size-asian="11pt" style:font-size-complex="11pt"/>
    </style:style>
    <style:style style:name="P17" style:family="paragraph" style:parent-style-name="Standard">
      <style:text-properties style:font-name="Arial" fo:font-size="11pt" officeooo:rsid="002b404e" officeooo:paragraph-rsid="002b404e" style:font-size-asian="11pt" style:font-size-complex="11pt"/>
    </style:style>
    <style:style style:name="P18" style:family="paragraph" style:parent-style-name="Standard">
      <style:text-properties style:font-name="Arial" fo:font-size="11pt" officeooo:rsid="002be969" officeooo:paragraph-rsid="002be969" style:font-size-asian="11pt" style:font-size-complex="11pt"/>
    </style:style>
    <style:style style:name="P19" style:family="paragraph" style:parent-style-name="Standard">
      <style:text-properties style:font-name="Arial" officeooo:rsid="00253d1c" officeooo:paragraph-rsid="00253d1c"/>
    </style:style>
    <style:style style:name="P20" style:family="paragraph" style:parent-style-name="Standard">
      <style:text-properties style:font-name="Arial" officeooo:rsid="00267a36" officeooo:paragraph-rsid="00267a36"/>
    </style:style>
    <style:style style:name="P21" style:family="paragraph" style:parent-style-name="Standard">
      <style:text-properties style:font-name="Arial" fo:font-size="2pt" officeooo:rsid="001ccd33" officeooo:paragraph-rsid="001ccd33" style:font-size-asian="1.75pt" style:font-size-complex="2pt"/>
    </style:style>
    <style:style style:name="P22" style:family="paragraph" style:parent-style-name="Standard">
      <style:text-properties style:font-name="Arial" officeooo:rsid="0028a155" officeooo:paragraph-rsid="0028a155"/>
    </style:style>
    <style:style style:name="P23" style:family="paragraph" style:parent-style-name="Standard">
      <style:text-properties style:font-name="Arial" officeooo:rsid="00295629" officeooo:paragraph-rsid="00295629"/>
    </style:style>
    <style:style style:name="P24" style:family="paragraph" style:parent-style-name="Standard">
      <style:text-properties style:font-name="Arial" officeooo:rsid="0029f82f" officeooo:paragraph-rsid="0029f82f"/>
    </style:style>
    <style:style style:name="P25" style:family="paragraph" style:parent-style-name="Standard">
      <style:text-properties style:font-name="Arial" officeooo:rsid="002b404e" officeooo:paragraph-rsid="002b404e"/>
    </style:style>
    <style:style style:name="P26" style:family="paragraph" style:parent-style-name="Standard">
      <style:text-properties style:font-name="Arial" officeooo:rsid="002be969" officeooo:paragraph-rsid="002be969"/>
    </style:style>
    <style:style style:name="P27" style:family="paragraph" style:parent-style-name="Table_20_Contents">
      <style:text-properties officeooo:rsid="0022f2ff" officeooo:paragraph-rsid="0022f2ff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1fe4d3" officeooo:paragraph-rsid="001fe4d3" style:font-style-asian="italic" style:font-weight-asian="bold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style="italic" fo:font-weight="bold" officeooo:rsid="001fe4d3" officeooo:paragraph-rsid="001fe4d3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able_20_Contents">
      <style:text-properties style:font-name="Arial" officeooo:rsid="0023a987" officeooo:paragraph-rsid="0023a987"/>
    </style:style>
    <style:style style:name="P32" style:family="paragraph" style:parent-style-name="Table_20_Contents">
      <style:text-properties style:font-name="Arial" officeooo:rsid="00267a36" officeooo:paragraph-rsid="00267a36"/>
    </style:style>
    <style:style style:name="P33" style:family="paragraph" style:parent-style-name="Standard">
      <style:text-properties style:font-name="Arial" officeooo:rsid="002b404e" officeooo:paragraph-rsid="002b404e"/>
    </style:style>
    <style:style style:name="P34" style:family="paragraph" style:parent-style-name="Standard">
      <style:text-properties style:font-name="Arial" officeooo:rsid="001ccd33" officeooo:paragraph-rsid="001fe4d3"/>
    </style:style>
    <style:style style:name="P35" style:family="paragraph" style:parent-style-name="Standard">
      <style:text-properties style:font-name="Arial" officeooo:rsid="001ccd33" officeooo:paragraph-rsid="0029f82f"/>
    </style:style>
    <style:style style:name="P36" style:family="paragraph" style:parent-style-name="Standard">
      <style:text-properties style:font-name="Arial" officeooo:rsid="001ccd33" officeooo:paragraph-rsid="0031335a"/>
    </style:style>
    <style:style style:name="P37" style:family="paragraph" style:parent-style-name="Standard">
      <style:text-properties style:font-name="Arial" officeooo:rsid="001ccd33" officeooo:paragraph-rsid="0022f2ff"/>
    </style:style>
    <style:style style:name="P38" style:family="paragraph" style:parent-style-name="Standard">
      <style:text-properties style:font-name="Arial" officeooo:rsid="001ccd33" officeooo:paragraph-rsid="0021cee5"/>
    </style:style>
    <style:style style:name="P39" style:family="paragraph" style:parent-style-name="Standard">
      <style:text-properties style:font-name="Arial" fo:font-size="11pt" officeooo:rsid="001ccd33" officeooo:paragraph-rsid="001fe4d3" style:font-size-asian="11pt" style:font-size-complex="11pt"/>
    </style:style>
    <style:style style:name="P40" style:family="paragraph" style:parent-style-name="Standard">
      <style:text-properties style:font-name="Arial" fo:font-size="11pt" officeooo:rsid="001ccd33" officeooo:paragraph-rsid="00302134" style:font-size-asian="11pt" style:font-size-complex="11pt"/>
    </style:style>
    <style:style style:name="P41" style:family="paragraph" style:parent-style-name="Standard">
      <style:text-properties style:font-name="Arial" fo:font-size="11pt" officeooo:rsid="001ccd33" officeooo:paragraph-rsid="0022f2ff" style:font-size-asian="11pt" style:font-size-complex="11pt"/>
    </style:style>
    <style:style style:name="P42" style:family="paragraph" style:parent-style-name="Standard">
      <style:text-properties style:font-name="Arial" fo:font-size="11pt" officeooo:rsid="00302134" officeooo:paragraph-rsid="00302134" style:font-size-asian="11pt" style:font-size-complex="11pt"/>
    </style:style>
    <style:style style:name="P43" style:family="paragraph" style:parent-style-name="Standard">
      <style:text-properties style:font-name="Arial" fo:font-size="11pt" officeooo:rsid="002b404e" officeooo:paragraph-rsid="002b404e" style:font-size-asian="11pt" style:font-size-complex="11pt"/>
    </style:style>
    <style:style style:name="P44" style:family="paragraph" style:parent-style-name="Standard">
      <style:text-properties style:font-name="Arial" fo:font-size="11pt" officeooo:rsid="0031335a" officeooo:paragraph-rsid="0031335a" style:font-size-asian="11pt" style:font-size-complex="11pt"/>
    </style:style>
    <style:style style:name="P45" style:family="paragraph" style:parent-style-name="Standard">
      <style:text-properties style:font-name="Arial" fo:font-size="11pt" officeooo:rsid="00318342" officeooo:paragraph-rsid="001fe4d3" style:font-size-asian="11pt" style:font-size-complex="11pt"/>
    </style:style>
    <style:style style:name="P46" style:family="paragraph" style:parent-style-name="Standard">
      <style:text-properties style:font-name="Arial" fo:font-size="11pt" officeooo:rsid="00318342" officeooo:paragraph-rsid="00318342" style:font-size-asian="11pt" style:font-size-complex="11pt"/>
    </style:style>
    <style:style style:name="P47" style:family="paragraph" style:parent-style-name="Standard">
      <style:text-properties style:font-name="Arial" fo:font-size="11pt" officeooo:rsid="002be969" officeooo:paragraph-rsid="002be969" style:font-size-asian="11pt" style:font-size-complex="11pt"/>
    </style:style>
    <style:style style:name="P48" style:family="paragraph" style:parent-style-name="Standard">
      <style:text-properties style:font-name="Arial" officeooo:rsid="00302134" officeooo:paragraph-rsid="00302134"/>
    </style:style>
    <style:style style:name="P49" style:family="paragraph" style:parent-style-name="Standard">
      <style:text-properties style:font-name="Arial" officeooo:rsid="0031335a" officeooo:paragraph-rsid="0031335a"/>
    </style:style>
    <style:style style:name="P50" style:family="paragraph" style:parent-style-name="Standard">
      <style:text-properties style:font-name="Arial" officeooo:rsid="002be969" officeooo:paragraph-rsid="002be969"/>
    </style:style>
    <style:style style:name="P51" style:family="paragraph" style:parent-style-name="Standard">
      <style:text-properties style:font-name="Arial" officeooo:rsid="00318342" officeooo:paragraph-rsid="00318342"/>
    </style:style>
    <style:style style:name="P52" style:family="paragraph" style:parent-style-name="Table_20_Contents">
      <style:text-properties officeooo:rsid="0022f2ff" officeooo:paragraph-rsid="0022f2ff"/>
    </style:style>
    <style:style style:name="T1" style:family="text">
      <style:text-properties officeooo:rsid="0021cee5"/>
    </style:style>
    <style:style style:name="T2" style:family="text">
      <style:text-properties officeooo:rsid="0022f2ff"/>
    </style:style>
    <style:style style:name="T3" style:family="text">
      <style:text-properties officeooo:rsid="0023a987"/>
    </style:style>
    <style:style style:name="T4" style:family="text">
      <style:text-properties style:font-name="Arial"/>
    </style:style>
    <style:style style:name="T5" style:family="text">
      <style:text-properties style:font-name="Arial" officeooo:rsid="0023a987"/>
    </style:style>
    <style:style style:name="T6" style:family="text">
      <style:text-properties style:font-name="Arial" officeooo:rsid="00318342"/>
    </style:style>
    <style:style style:name="T7" style:family="text">
      <style:text-properties officeooo:rsid="00253d1c"/>
    </style:style>
    <style:style style:name="T8" style:family="text">
      <style:text-properties officeooo:rsid="00267a36"/>
    </style:style>
    <style:style style:name="T9" style:family="text">
      <style:text-properties officeooo:rsid="00295629"/>
    </style:style>
    <style:style style:name="T10" style:family="text">
      <style:text-properties officeooo:rsid="0029f82f"/>
    </style:style>
    <style:style style:name="T11" style:family="text">
      <style:text-properties officeooo:rsid="002be969"/>
    </style:style>
    <style:style style:name="T12" style:family="text">
      <style:text-properties officeooo:rsid="00302134"/>
    </style:style>
    <style:style style:name="T13" style:family="text">
      <style:text-properties style:text-position="super 58%" officeooo:rsid="00302134"/>
    </style:style>
    <style:style style:name="T14" style:family="text">
      <style:text-properties officeooo:rsid="001ccd33"/>
    </style:style>
    <style:style style:name="T15" style:family="text">
      <style:text-properties officeooo:rsid="0031335a"/>
    </style:style>
    <style:style style:name="T16" style:family="text">
      <style:text-properties officeooo:rsid="003183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Fonctions disponibles dans la librairie pydiderotlibs.graphique (Python)</text:span>.</text:p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9">Fonction</text:p>
          </table:table-cell>
          <table:table-cell table:style-name="Tableau1.A1" office:value-type="string">
            <text:p text:style-name="P30"><text:span text:style-name="T1">D</text:span>escription</text:p>
          </table:table-cell>
          <table:table-cell table:style-name="Tableau1.C1" office:value-type="string">
            <text:p text:style-name="P29"><text:span text:style-name="T1">E</text:span>xemple</text:p>
          </table:table-cell>
        </table:table-row>
        <table:table-row>
          <table:table-cell table:style-name="Tableau1.A2" office:value-type="string">
            <text:p text:style-name="P22">print(v)</text:p>
          </table:table-cell>
          <table:table-cell table:style-name="Tableau1.A2" office:value-type="string">
            <text:p text:style-name="P14">Affiche le contenu de la variable v dans le « Shell » (interface <text:span text:style-name="T9">de sortie </text:span>système)</text:p>
          </table:table-cell>
          <table:table-cell table:style-name="Tableau1.C2" office:value-type="string">
            <text:p text:style-name="P22">print(‘hello !’)</text:p>
          </table:table-cell>
        </table:table-row>
        <table:table-row>
          <table:table-cell table:style-name="Tableau1.A2" office:value-type="string">
            <text:p text:style-name="P23">range(a,b)</text:p>
            <text:p text:style-name="P23">(a et b entiers)</text:p>
          </table:table-cell>
          <table:table-cell table:style-name="Tableau1.A2" office:value-type="string">
            <text:p text:style-name="P15">Liste de tous les nombres entiers entre a <text:span text:style-name="T12">(inclus)</text:span> et b <text:span text:style-name="T12">(exclus)</text:span>.</text:p>
            <text:p text:style-name="P15">On peut préciser le pas en troisième paramètre.</text:p>
            <text:p text:style-name="P15">On peut ne pas préciser le premier paramètre.</text:p>
          </table:table-cell>
          <table:table-cell table:style-name="Tableau1.C2" office:value-type="string">
            <text:p text:style-name="P23">range(1,11)</text:p>
            <text:p text:style-name="P23">range(1,11,2)</text:p>
          </table:table-cell>
        </table:table-row>
        <table:table-row>
          <table:table-cell table:style-name="Tableau1.A2" office:value-type="string">
            <text:p text:style-name="P24"><text:span text:style-name="T12">randint</text:span>(a,b)</text:p>
            <text:p text:style-name="P24">(a et b entiers)</text:p>
          </table:table-cell>
          <table:table-cell table:style-name="Tableau1.A2" office:value-type="string">
            <text:p text:style-name="P16">Donne un nombre entier choisi au hasard (pseudo-aléatoire) entre a <text:span text:style-name="T12">(inclus)</text:span> et b (<text:span text:style-name="T12">exclus</text:span>).</text:p>
          </table:table-cell>
          <table:table-cell table:style-name="Tableau1.C2" office:value-type="string">
            <text:p text:style-name="P24">dé=<text:span text:style-name="T12">randint</text:span>(1,<text:span text:style-name="T12">7</text:span>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48">window(xmax,ymax,True)</text:p>
          </table:table-cell>
          <table:table-cell table:style-name="Tableau1.A2" office:value-type="string">
            <text:p text:style-name="P42">Affiche une fenêtre de dimensions indiquées par xmax et ymax.</text:p>
            <text:p text:style-name="P40">(<text:span text:style-name="T12">Si le 3</text:span><text:span text:style-name="T13">e</text:span><text:span text:style-name="T12"> paramètre est « True », </text:span>les axes sont utilisés comme en mathématiques, c'est à dire que l'axe des ordonnées est dirigé du bas vers le haut ; alors qu'en informatique il est habituellement dirigé dans l'autre sens...)</text:p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5">axes(‘<text:span text:style-name="T11">color’</text:span>) </text:p>
          </table:table-cell>
          <table:table-cell table:style-name="Tableau1.A2" office:value-type="string">
            <text:p text:style-name="P11"><text:span text:style-name="T3">A</text:span>ffiche les axes de coordonnées <text:span text:style-name="T12">(la couleur est optionnelle)</text:span></text:p>
            <text:p text:style-name="P11"/>
          </table:table-cell>
          <table:table-cell table:style-name="Tableau1.C2" office:value-type="string">
            <text:p text:style-name="P5"><text:span text:style-name="T11">a</text:span>xes()</text:p>
            <text:p text:style-name="P26">axes(‘red’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4">circle(x,y,’color’,<text:span text:style-name="T9">r</text:span>)</text:p>
          </table:table-cell>
          <table:table-cell table:style-name="Tableau1.A2" office:value-type="string">
            <text:p text:style-name="P10"><text:span text:style-name="T3">T</text:span>race un disque (cercle plein, <text:span text:style-name="T1">r</text:span>empli avec la couleur 'color'), de centre (x,y) et de rayon r ;</text:p>
            <text:p text:style-name="P11">pour mettre la couleur, utiliser le mot anglais entre guillemets.</text:p>
            <text:p text:style-name="P15">Seuls les paramètres x et y doivent obligatoirement être précisés.</text:p>
          </table:table-cell>
          <table:table-cell table:style-name="Tableau1.C2" office:value-type="string">
            <text:p text:style-name="P8"><text:span text:style-name="T1">c</text:span>ircle(<text:span text:style-name="T2">300,150,</text:span>'<text:span text:style-name="T1">blue</text:span>')</text:p>
            <text:p text:style-name="P8"/>
            <text:p text:style-name="P8"><text:span text:style-name="T1">c</text:span>ircle(<text:span text:style-name="T2">300,150,</text:span>'<text:span text:style-name="T1">blue</text:span>',<text:span text:style-name="T10">20</text:span>)</text:p>
            <text:p text:style-name="P8"/>
          </table:table-cell>
        </table:table-row>
        <table:table-row>
          <table:table-cell table:style-name="Tableau1.A2" office:value-type="string">
            <text:p text:style-name="P48">random_circle(<text:span text:style-name="T14">’color’,r</text:span>)</text:p>
          </table:table-cell>
          <table:table-cell table:style-name="Tableau1.A2" office:value-type="string">
            <text:p text:style-name="P42">La même chose que « circle() », mais les coordonnées sont choisies au hasard.</text:p>
          </table:table-cell>
          <table:table-cell table:style-name="Tableau1.C2" office:value-type="string">
            <text:p text:style-name="P48">random_circle()</text:p>
          </table:table-cell>
        </table:table-row>
        <table:table-row>
          <table:table-cell table:style-name="Tableau1.A2" office:value-type="string">
            <text:p text:style-name="P4">rect<text:span text:style-name="T12">angle</text:span>(x,y,w,h,’color<text:span text:style-name="T11">’</text:span>)</text:p>
          </table:table-cell>
          <table:table-cell table:style-name="Tableau1.A2" office:value-type="string">
            <text:p text:style-name="P11"><text:span text:style-name="T3">T</text:span>race un rectangle (rempli avec la couleur 'color'), de <text:span text:style-name="T15">coin en haut à gauche</text:span> (x,y), de dimension horizontale w <text:s/>et de hauteur h.</text:p>
            <text:p text:style-name="P18">La couleur, la largeur w, la hauteur h sont optionnels.</text:p>
          </table:table-cell>
          <table:table-cell table:style-name="Tableau1.C2" office:value-type="string">
            <text:p text:style-name="P5"><text:span text:style-name="T1">rectangle</text:span>(<text:span text:style-name="T2">300,150</text:span>)</text:p>
            <text:p text:style-name="P5"/>
            <text:p text:style-name="P36"><text:span text:style-name="T1">rectangle</text:span>(<text:span text:style-name="T2">300,150,</text:span>,<text:span text:style-name="T1">50,30,</text:span></text:p>
            <text:p text:style-name="P36"><text:span text:style-name="T1">’blue’</text:span>)</text:p>
          </table:table-cell>
        </table:table-row>
        <table:table-row>
          <table:table-cell table:style-name="Tableau1.A2" office:value-type="string">
            <text:p text:style-name="P9"><text:span text:style-name="T11">triangle</text:span>(<text:span text:style-name="T11">x1,y1,x2,y2,x3,y3</text:span>,’color’)</text:p>
          </table:table-cell>
          <table:table-cell table:style-name="Tableau1.A2" office:value-type="string">
            <text:p text:style-name="P12"><text:span text:style-name="T3">T</text:span>race un <text:span text:style-name="T11">triangle</text:span> (rempli avec la couleur 'color'), de <text:span text:style-name="T11">sommets</text:span> (<text:span text:style-name="T11">x1,y1), (x2,y2) et (x3,y3</text:span>).</text:p>
            <text:p text:style-name="P18"/>
          </table:table-cell>
          <table:table-cell table:style-name="Tableau1.C2" office:value-type="string">
            <text:p text:style-name="P9"><text:span text:style-name="T15">triangle</text:span>(<text:span text:style-name="T2">300,150,400,150</text:span>,</text:p>
            <text:p text:style-name="P9"><text:span text:style-name="T11"><text:s text:c="30"/>350,300</text:span>)</text:p>
          </table:table-cell>
        </table:table-row>
        <table:table-row>
          <table:table-cell table:style-name="Tableau1.A2" office:value-type="string">
            <text:p text:style-name="P4">image(x,y,<text:span text:style-name="T16">name,</text:span>w,h)</text:p>
          </table:table-cell>
          <table:table-cell table:style-name="Tableau1.A2" office:value-type="string">
            <text:p text:style-name="P41"><text:span text:style-name="T3">A</text:span>ffiche l'image dont <text:span text:style-name="T16">le nom de fichier</text:span> est '<text:span text:style-name="T16">name</text:span>' </text:p>
            <text:p text:style-name="P41">w,h: t<text:span text:style-name="T2">aille de l’image</text:span></text:p>
            <text:p text:style-name="P41">x,y : <text:span text:style-name="T2">coordonnées du coin en haut à gauche de l’image</text:span></text:p>
          </table:table-cell>
          <table:table-cell table:style-name="Tableau1.C2" office:value-type="string">
            <text:p text:style-name="P27"><text:span text:style-name="T5">I</text:span><text:span text:style-name="T4">mage(300,150,’</text:span><text:span text:style-name="T6">donald.jpg’</text:span><text:span text:style-name="T4">,50,40)</text:span></text:p>
          </table:table-cell>
        </table:table-row>
        <table:table-row>
          <table:table-cell table:style-name="Tableau1.A2" office:value-type="string">
            <text:p text:style-name="P4">explo<text:span text:style-name="T7">sion</text:span>(x,y,color,<text:span text:style-name="T16">r,c,n</text:span>)</text:p>
          </table:table-cell>
          <table:table-cell table:style-name="Tableau1.A2" office:value-type="string">
            <text:p text:style-name="P11"><text:span text:style-name="T3">A</text:span>ffiche une explosion centrée au point de coordonnées (x,y).</text:p>
            <text:p text:style-name="P46">Les paramètres sont optionnels sauf x et y.</text:p>
          </table:table-cell>
          <table:table-cell table:style-name="Tableau1.C2" office:value-type="string">
            <text:p text:style-name="P6"><text:span text:style-name="T2">explosion</text:span>(<text:span text:style-name="T2">300,150)</text:span></text:p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A2" office:value-type="string">
            <text:p text:style-name="P44"/>
          </table:table-cell>
          <table:table-cell table:style-name="Tableau1.C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26">erase()</text:p>
          </table:table-cell>
          <table:table-cell table:style-name="Tableau1.A2" office:value-type="string">
            <text:p text:style-name="P18">Efface tous les objets de la fenêtre graphique.</text:p>
          </table:table-cell>
          <table:table-cell table:style-name="Tableau1.C2" office:value-type="string">
            <text:p text:style-name="P26">erase()</text:p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A2" office:value-type="string">
            <text:p text:style-name="P18"/>
          </table:table-cell>
          <table:table-cell table:style-name="Tableau1.C2" office:value-type="string">
            <text:p text:style-name="P26"/>
          </table:table-cell>
        </table:table-row>
        <table:table-row>
          <table:table-cell table:style-name="Tableau1.A2" office:value-type="string">
            <text:p text:style-name="P49">repeat(f,n)</text:p>
          </table:table-cell>
          <table:table-cell table:style-name="Tableau1.A2" office:value-type="string">
            <text:p text:style-name="P44">Répète n fois la fonction f</text:p>
          </table:table-cell>
          <table:table-cell table:style-name="Tableau1.C2" office:value-type="string">
            <text:p text:style-name="P49">repeat(random_circle,100)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1"/>
          </table:table-cell>
          <table:table-cell table:style-name="Tableau1.C2" office:value-type="string">
            <text:p text:style-name="P27"><text:span text:style-name="T4"/></text:p>
          </table:table-cell>
        </table:table-row>
        <text:soft-page-break/>
        <table:table-row>
          <table:table-cell table:style-name="Tableau1.A2" office:value-type="string">
            <text:p text:style-name="P51">vector(x, y, v, couleur='rouge', epaisseur=2)</text:p>
          </table:table-cell>
          <table:table-cell table:style-name="Tableau1.A2" office:value-type="string">
            <text:p text:style-name="P45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4">vector2(xv,yv, couleur='rouge', epaisseur=2)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segment(x1, y1, x2, y2, couleur='bleu', epaisseur=2)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point(x, y, couleur='bleu')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1">events()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1"/>
          </table:table-cell>
          <table:table-cell table:style-name="Tableau1.C2" office:value-type="string">
            <text:p text:style-name="P27"><text:span text:style-name="T4"/></text:p>
          </table:table-cell>
        </table:table-row>
        <table:table-row>
          <table:table-cell table:style-name="Tableau1.A2" office:value-type="string">
            <text:p text:style-name="P49">À refaire car utile en javascript…….</text:p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4">text(x,y,color,t)</text:p>
          </table:table-cell>
          <table:table-cell table:style-name="Tableau1.A2" office:value-type="string">
            <text:p text:style-name="P11"><text:span text:style-name="T3">A</text:span>ffiche le texte 't', à partir du point de coordonnées (x,y), avec la couleur 'color' </text:p>
          </table:table-cell>
          <table:table-cell table:style-name="Tableau1.C2" office:value-type="string">
            <text:p text:style-name="P5"><text:span text:style-name="T1">t</text:span>ext(<text:span text:style-name="T1">200,150</text:span>,'<text:span text:style-name="T1">blue</text:span>','<text:span text:style-name="T1">Bienvenue</text:span>') ;</text:p>
          </table:table-cell>
        </table:table-row>
        <table:table-row>
          <table:table-cell table:style-name="Tableau1.A2" office:value-type="string">
            <text:p text:style-name="P4">strokeText(x,y,color,t)</text:p>
          </table:table-cell>
          <table:table-cell table:style-name="Tableau1.A2" office:value-type="string">
            <text:p text:style-name="P11"><text:span text:style-name="T3">A</text:span>ffiche le contour du texte 't', à partir du point de coordonnées (x,y), avec la couleur 'color' </text:p>
          </table:table-cell>
          <table:table-cell table:style-name="Tableau1.C2" office:value-type="string">
            <text:p text:style-name="P5"><text:span text:style-name="T1">strokeT</text:span>ext(<text:span text:style-name="T1">200,150</text:span>,'<text:span text:style-name="T1">blue</text:span>','<text:span text:style-name="T1">Bienvenue</text:span>') ;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/>
          </table:table-cell>
          <table:table-cell table:style-name="Tableau1.C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0">aleaColor()</text:p>
          </table:table-cell>
          <table:table-cell table:style-name="Tableau1.A2" office:value-type="string">
            <text:p text:style-name="P13">Renvoie une couleur choisie au hasard.</text:p>
          </table:table-cell>
          <table:table-cell table:style-name="Tableau1.C2" office:value-type="string">
            <text:p text:style-name="P32">t=aleaColor() ;</text:p>
          </table:table-cell>
        </table:table-row>
        <table:table-row>
          <table:table-cell table:style-name="Tableau1.A2" office:value-type="string">
            <text:p text:style-name="P4">repeatmove(n,t)</text:p>
          </table:table-cell>
          <table:table-cell table:style-name="Tableau1.A2" office:value-type="string">
            <text:p text:style-name="P11"><text:span text:style-name="T3">R</text:span>ép<text:span text:style-name="T2">è</text:span>te la fonction 'move' n fois avec une attente de t ms à chaque fois</text:p>
          </table:table-cell>
          <table:table-cell table:style-name="Tableau1.C2" office:value-type="string">
            <text:p text:style-name="P6">repeatmove(3<text:span text:style-name="T2">0,10</text:span>) ;</text:p>
          </table:table-cell>
        </table:table-row>
        <table:table-row>
          <table:table-cell table:style-name="Tableau1.A2" office:value-type="string">
            <text:p text:style-name="P4">intersect(a1,b1,a2,b2)</text:p>
          </table:table-cell>
          <table:table-cell table:style-name="Tableau1.A2" office:value-type="string">
            <text:p text:style-name="P10"><text:span text:style-name="T3">C</text:span>ette fonction renvoie "false" si l'intersection de [a1 ; a2] et [b1 ; b2] est vide et "true" sinon.</text:p>
          </table:table-cell>
          <table:table-cell table:style-name="Tableau1.C2" office:value-type="string">
            <text:p text:style-name="P6"><text:span text:style-name="T2">if (</text:span>intersect(<text:span text:style-name="T2">x,y,a,b</text:span>) <text:span text:style-name="T2">) explode</text:span>(<text:span text:style-name="T2">x,y,</text:span>'<text:span text:style-name="T2">yellow</text:span>') ;</text:p>
          </table:table-cell>
        </table:table-row>
        <table:table-row>
          <table:table-cell table:style-name="Tableau1.A2" office:value-type="string">
            <text:p text:style-name="P5">collision(x1,y1,w1,h1,x2,y2,w2,h2)</text:p>
          </table:table-cell>
          <table:table-cell table:style-name="Tableau1.A2" office:value-type="string">
            <text:p text:style-name="P10"><text:span text:style-name="T3">C</text:span>ette fonction renvoie "true" si les deux rectangles se rencontrent et "false" sinon</text:p>
            <text:p text:style-name="P10">x,y sont les coordonnées du centre du rectangle</text:p>
            <text:p text:style-name="P10">w est sa dimension horizontale et h est sa hauteur</text:p>
          </table:table-cell>
          <table:table-cell table:style-name="Tableau1.C2" office:value-type="string">
            <text:p text:style-name="P7"><text:span text:style-name="T3">if( </text:span>collision(x,y,1<text:span text:style-name="T3">0</text:span>,1<text:span text:style-name="T3">0</text:span>,<text:span text:style-name="T3">a</text:span>,<text:span text:style-name="T3">b</text:span>,<text:span text:style-name="T3">10</text:span>,<text:span text:style-name="T3">10</text:span>) <text:span text:style-name="T2">) explode</text:span>(<text:span text:style-name="T2">x,y,</text:span>'<text:span text:style-name="T2">yellow</text:span>') ;</text:p>
          </table:table-cell>
        </table:table-row>
        <table:table-row>
          <table:table-cell table:style-name="Tableau1.A2" office:value-type="string">
            <text:p text:style-name="P19"><text:span text:style-name="T8">l</text:span>eftKey <text:s/>rightKey</text:p>
            <text:p text:style-name="P19">topKey <text:s/>downKey</text:p>
            <text:p text:style-name="P19">Akey <text:s text:c="5"/>ZKey</text:p>
            <text:p text:style-name="P19">Ekey <text:s text:c="5"/>SKey</text:p>
          </table:table-cell>
          <table:table-cell table:style-name="Tableau1.A2" office:value-type="string">
            <text:p text:style-name="P10"><text:span text:style-name="T3">L</text:span>es touches A, Z, E et S ainsi que les 4 touches "flèches" sont surveillées.</text:p>
            <text:p text:style-name="P10"><text:span text:style-name="T3">S</text:span>i on appuie sur une touche, la variable correspondante prend la valeur "true". Dès qu'on relâche la touche, la variable revient à "false"</text:p>
          </table:table-cell>
          <table:table-cell table:style-name="Tableau1.C2" office:value-type="string">
            <text:p text:style-name="P31">if( <text:span text:style-name="T7">downKey</text:span> ) y=y-1 ;</text:p>
          </table:table-cell>
        </table:table-row>
        <table:table-row>
          <table:table-cell table:style-name="Tableau1.A2" office:value-type="string">
            <text:p text:style-name="P20">line(x1,y1,x2,y2, color)</text:p>
          </table:table-cell>
          <table:table-cell table:style-name="Tableau1.A2" office:value-type="string">
            <text:p text:style-name="P13">Trace une ligne de la couleur ‘color’, entre le point de coordonnées (x1,y1) et celui de coordonnées (x2,y2).</text:p>
          </table:table-cell>
          <table:table-cell table:style-name="Tableau1.C2" office:value-type="string">
            <text:p text:style-name="P20">line(0,150,600,0,’black’) ;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e_20_Numerotee_20_CmathOOo" style:display-name="Liste Numerotee CmathOOo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Byache</meta:initial-creator>
    <meta:creation-date>2017-10-24T15:12:05.114475617</meta:creation-date>
    <dc:date>2019-11-11T19:28:06.611000000</dc:date>
    <meta:editing-duration>PT20M27S</meta:editing-duration>
    <meta:editing-cycles>7</meta:editing-cycles>
    <meta:generator>LibreOffice/6.1.6.3$Windows_X86_64 LibreOffice_project/5896ab1714085361c45cf540f76f60673dd96a72</meta:generator>
    <dc:creator>Paul Byache</dc:creator>
    <meta:document-statistic meta:table-count="1" meta:image-count="0" meta:object-count="0" meta:page-count="2" meta:paragraph-count="95" meta:word-count="545" meta:character-count="3831" meta:non-whitespace-character-count="3334"/>
  </office:meta>
</office:document-meta>
</file>